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
  </office:automatic-styles>
  <office:body>
    <office:text>
      <text:h text:style-name="Heading_20_1" text:outline-level="1">Data management plan:</text:h>
      <text:p text:style-name="First_20_paragraph">Author: Joona Lehtomäki <text:a xlink:type="simple" xlink:href="mailto:j.lehtomaki@vu.nl" office:name=""><text:span text:style-name="Definition">j.lehtomaki@vu.nl</text:span></text:a><text:line-break/>Version: 0.1<text:line-break/>Upated: 2016-03-23</text:p>
      <text:h text:style-name="Heading_20_2" text:outline-level="2">Background information (not part of a DMP)</text:h>
      <text:h text:style-name="Heading_20_3" text:outline-level="3">Title</text:h>
      <text:h text:style-name="Heading_20_3" text:outline-level="3">Purpose of the project</text:h>
      <text:h text:style-name="Heading_20_1" text:outline-level="1">Data management plan</text:h>
      <text:h text:style-name="Heading_20_2" text:outline-level="2">1. Types of data produced</text:h>
      <text:h text:style-name="Heading_20_3" text:outline-level="3">Dataset references and names</text:h>
      <text:h text:style-name="Heading_20_3" text:outline-level="3">Dataset descriptions</text:h>
      <text:h text:style-name="Heading_20_2" text:outline-level="2">2. Data and metadata standards</text:h>
      <text:h text:style-name="Heading_20_2" text:outline-level="2">3. Policies for access, re-use and distribution</text:h>
      <text:h text:style-name="Heading_20_2" text:outline-level="2">5. Plans for archiving and preservation</text:h>
      <text:h text:style-name="Heading_20_3" text:outline-level="3">Short term</text:h>
      <text:h text:style-name="Heading_20_3" text:outline-level="3">Long term</text:h>
      <text:h text:style-name="Heading_20_2" text:outline-level="2">6. Roles and responsibilitie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